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af45" officeooo:paragraph-rsid="0003af45"/>
    </style:style>
    <style:style style:name="P2" style:family="paragraph" style:parent-style-name="Standard">
      <style:text-properties officeooo:paragraph-rsid="0003af45"/>
    </style:style>
    <style:style style:name="T1" style:family="text">
      <style:text-properties officeooo:rsid="0003af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O TÉCNICO. PROYECTO cacTÚ.</text:p>
      <text:p text:style-name="P1"/>
      <text:p text:style-name="P1"/>
      <text:p text:style-name="P1"/>
      <text:p text:style-name="P1">Tecnologías utilizadas.</text:p>
      <text:p text:style-name="P1"/>
      <text:p text:style-name="P1">Para desarrollar la interfaz gráfica hemos utilizado Windows Forms que forma parte del framework de .NET de Microsoft. </text:p>
      <text:p text:style-name="P1">La parte backend de la aplicación está programada en C#.</text:p>
      <text:p text:style-name="P2"><text:span text:style-name="T1">Los datos son almacenados en Excel y la comunicación con ella através de una librería llamada SpreadsheetLight. Esta librería la usamos para implementar las operaciones CRUD (</text:span>Crear, Leer, <text:span text:style-name="T1">Modificar</text:span> y Borrar<text:span text:style-name="T1">) más fácilment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6T11:05:50.511000000</meta:creation-date>
    <dc:date>2024-02-16T11:21:52.095000000</dc:date>
    <meta:editing-duration>PT16M1S</meta:editing-duration>
    <meta:editing-cycles>1</meta:editing-cycles>
    <meta:document-statistic meta:table-count="0" meta:image-count="0" meta:object-count="0" meta:page-count="1" meta:paragraph-count="5" meta:word-count="67" meta:character-count="455" meta:non-whitespace-character-count="392"/>
    <meta:generator>LibreOffice/7.6.2.1$Windows_X86_64 LibreOffice_project/56f7684011345957bbf33a7ee678afaf4d2ba333</meta:generator>
  </office:meta>
</office:document-meta>
</file>